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4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1015" table:default-cell-style-name="Default"/>
        <table:table-row table:style-name="ro1">
          <table:table-cell office:value-type="string">
            <text:p>Hex</text:p>
          </table:table-cell>
          <table:table-cell office:value-type="string">
            <text:p>Dec</text:p>
          </table:table-cell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86">
            <text:p>86</text:p>
          </table:table-cell>
          <table:table-cell table:formula="of:=DECIMAL([.A3];16)" office:value-type="float" office:value="134">
            <text:p>134</text:p>
          </table:table-cell>
          <table:table-cell/>
          <table:table-cell table:formula="of:=([.B3]*256*256*256)+([.B4]*256*256)+([.B5]*256)+[.B6]" office:value-type="float" office:value="2253378159">
            <text:p>2253378159</text:p>
          </table:table-cell>
          <table:table-cell table:formula="of:=BASE([.D3];16)" office:value-type="string" office:string-value="864FD26F">
            <text:p>864FD26F</text:p>
          </table:table-cell>
          <table:table-cell table:formula="of:=TRUNC([.D$3]/(85*85*85*85);0)" office:value-type="float" office:value="43">
            <text:p>43</text:p>
          </table:table-cell>
          <table:table-cell table:formula="of:=MOD([.F3];85)" office:value-type="float" office:value="43">
            <text:p>43</text:p>
          </table:table-cell>
          <table:table-cell table:formula="of:=VLOOKUP([.G3];[.$A$16:.$B$100];2 )" office:value-type="string" office:string-value="H">
            <text:p>H</text:p>
          </table:table-cell>
          <table:table-cell table:number-columns-repeated="1015"/>
        </table:table-row>
        <table:table-row table:style-name="ro1">
          <table:table-cell office:value-type="string">
            <text:p>4F</text:p>
          </table:table-cell>
          <table:table-cell table:formula="of:=DECIMAL([.A4];16)" office:value-type="float" office:value="79">
            <text:p>79</text:p>
          </table:table-cell>
          <table:table-cell table:number-columns-repeated="3"/>
          <table:table-cell table:formula="of:=TRUNC([.D$3]/(85*85*85);0)" office:value-type="float" office:value="3669">
            <text:p>3669</text:p>
          </table:table-cell>
          <table:table-cell table:formula="of:=MOD([.F4];85)" office:value-type="float" office:value="14">
            <text:p>14</text:p>
          </table:table-cell>
          <table:table-cell table:formula="of:=VLOOKUP([.G4];[.$A$16:.$B$100];2 )" office:value-type="string" office:string-value="e">
            <text:p>e</text:p>
          </table:table-cell>
          <table:table-cell table:number-columns-repeated="1015"/>
        </table:table-row>
        <table:table-row table:style-name="ro1">
          <table:table-cell office:value-type="string">
            <text:p>D2</text:p>
          </table:table-cell>
          <table:table-cell table:formula="of:=DECIMAL([.A5];16)" office:value-type="float" office:value="210">
            <text:p>210</text:p>
          </table:table-cell>
          <table:table-cell table:number-columns-repeated="3"/>
          <table:table-cell table:formula="of:=TRUNC([.D$3]/(85*85);0)" office:value-type="float" office:value="311886">
            <text:p>311886</text:p>
          </table:table-cell>
          <table:table-cell table:formula="of:=MOD([.F5];85)" office:value-type="float" office:value="21">
            <text:p>21</text:p>
          </table:table-cell>
          <table:table-cell table:formula="of:=VLOOKUP([.G5];[.$A$16:.$B$100];2 )" office:value-type="string" office:string-value="l">
            <text:p>l</text:p>
          </table:table-cell>
          <table:table-cell table:number-columns-repeated="1015"/>
        </table:table-row>
        <table:table-row table:style-name="ro1">
          <table:table-cell office:value-type="string">
            <text:p>6F</text:p>
          </table:table-cell>
          <table:table-cell table:formula="of:=DECIMAL([.A6];16)" office:value-type="float" office:value="111">
            <text:p>111</text:p>
          </table:table-cell>
          <table:table-cell table:number-columns-repeated="3"/>
          <table:table-cell table:formula="of:=TRUNC([.D$3]/(85);0)" office:value-type="float" office:value="26510331">
            <text:p>26510331</text:p>
          </table:table-cell>
          <table:table-cell table:formula="of:=MOD([.F6];85)" office:value-type="float" office:value="21">
            <text:p>21</text:p>
          </table:table-cell>
          <table:table-cell table:formula="of:=VLOOKUP([.G6];[.$A$16:.$B$100];2 )" office:value-type="string" office:string-value="l">
            <text:p>l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formula="of:=TRUNC([.D$3];0)" office:value-type="float" office:value="2253378159">
            <text:p>2253378159</text:p>
          </table:table-cell>
          <table:table-cell table:formula="of:=MOD([.F7];85)" office:value-type="float" office:value="24">
            <text:p>24</text:p>
          </table:table-cell>
          <table:table-cell table:formula="of:=VLOOKUP([.G7];[.$A$16:.$B$100];2 )" office:value-type="string" office:string-value="o">
            <text:p>o</text:p>
          </table:table-cell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B5</text:p>
          </table:table-cell>
          <table:table-cell table:formula="of:=DECIMAL([.A9];16)" office:value-type="float" office:value="181">
            <text:p>181</text:p>
          </table:table-cell>
          <table:table-cell/>
          <table:table-cell table:formula="of:=([.B9]*256*256*256)+([.B10]*256*256)+([.B11]*256)+[.B12]" office:value-type="float" office:value="3042572123">
            <text:p>3042572123</text:p>
          </table:table-cell>
          <table:table-cell table:formula="of:=BASE([.D9];16)" office:value-type="string" office:string-value="B559F75B">
            <text:p>B559F75B</text:p>
          </table:table-cell>
          <table:table-cell table:formula="of:=TRUNC([.D$9]/(85*85*85*85);0)" office:value-type="float" office:value="58">
            <text:p>58</text:p>
          </table:table-cell>
          <table:table-cell table:formula="of:=MOD([.F9];85)" office:value-type="float" office:value="58">
            <text:p>58</text:p>
          </table:table-cell>
          <table:table-cell table:formula="of:=VLOOKUP([.G9];[.$A$16:.$B$100];2 )" office:value-type="string" office:string-value="W">
            <text:p>W</text:p>
          </table:table-cell>
          <table:table-cell table:number-columns-repeated="1015"/>
        </table:table-row>
        <table:table-row table:style-name="ro1">
          <table:table-cell office:value-type="float" office:value="59">
            <text:p>59</text:p>
          </table:table-cell>
          <table:table-cell table:formula="of:=DECIMAL([.A10];16)" office:value-type="float" office:value="89">
            <text:p>89</text:p>
          </table:table-cell>
          <table:table-cell table:number-columns-repeated="3"/>
          <table:table-cell table:formula="of:=TRUNC([.D$9]/(85*85*85);0)" office:value-type="float" office:value="4954">
            <text:p>4954</text:p>
          </table:table-cell>
          <table:table-cell table:formula="of:=MOD([.F10];85)" office:value-type="float" office:value="24">
            <text:p>24</text:p>
          </table:table-cell>
          <table:table-cell table:formula="of:=VLOOKUP([.G10];[.$A$16:.$B$100];2 )" office:value-type="string" office:string-value="o">
            <text:p>o</text:p>
          </table:table-cell>
          <table:table-cell table:number-columns-repeated="1015"/>
        </table:table-row>
        <table:table-row table:style-name="ro1">
          <table:table-cell office:value-type="string">
            <text:p>F7</text:p>
          </table:table-cell>
          <table:table-cell table:formula="of:=DECIMAL([.A11];16)" office:value-type="float" office:value="247">
            <text:p>247</text:p>
          </table:table-cell>
          <table:table-cell table:number-columns-repeated="3"/>
          <table:table-cell table:formula="of:=TRUNC([.D$9]/(85*85);0)" office:value-type="float" office:value="421117">
            <text:p>421117</text:p>
          </table:table-cell>
          <table:table-cell table:formula="of:=MOD([.F11];85)" office:value-type="float" office:value="27">
            <text:p>27</text:p>
          </table:table-cell>
          <table:table-cell table:formula="of:=VLOOKUP([.G11];[.$A$16:.$B$100];2 )" office:value-type="string" office:string-value="r">
            <text:p>r</text:p>
          </table:table-cell>
          <table:table-cell table:number-columns-repeated="1015"/>
        </table:table-row>
        <table:table-row table:style-name="ro1">
          <table:table-cell office:value-type="string">
            <text:p>5B</text:p>
          </table:table-cell>
          <table:table-cell table:formula="of:=DECIMAL([.A12];16)" office:value-type="float" office:value="91">
            <text:p>91</text:p>
          </table:table-cell>
          <table:table-cell table:number-columns-repeated="3"/>
          <table:table-cell table:formula="of:=TRUNC([.D$9]/(85);0)" office:value-type="float" office:value="35794966">
            <text:p>35794966</text:p>
          </table:table-cell>
          <table:table-cell table:formula="of:=MOD([.F12];85)" office:value-type="float" office:value="21">
            <text:p>21</text:p>
          </table:table-cell>
          <table:table-cell table:formula="of:=VLOOKUP([.G12];[.$A$16:.$B$100];2 )" office:value-type="string" office:string-value="l">
            <text:p>l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formula="of:=TRUNC([.D$9];0)" office:value-type="float" office:value="3042572123">
            <text:p>3042572123</text:p>
          </table:table-cell>
          <table:table-cell table:formula="of:=MOD([.F13];85)" office:value-type="float" office:value="13">
            <text:p>13</text:p>
          </table:table-cell>
          <table:table-cell table:formula="of:=VLOOKUP([.G13];[.$A$16:.$B$100];2 )" office:value-type="string" office:string-value="d">
            <text:p>d</text:p>
          </table:table-cell>
          <table:table-cell table:number-columns-repeated="101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3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4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5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6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7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8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9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d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e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f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g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h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I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j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k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n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o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q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r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u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v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z</text:p>
          </table:table-cell>
          <table:table-cell table:number-columns-repeated="1021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D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E</text:p>
          </table:table-cell>
          <table:table-cell table:number-columns-repeated="1021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F</text:p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G</text:p>
          </table:table-cell>
          <table:table-cell table:number-columns-repeated="1021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H</text:p>
          </table:table-cell>
          <table:table-cell table:number-columns-repeated="1021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I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J</text:p>
          </table:table-cell>
          <table:table-cell table:number-columns-repeated="1021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K</text:p>
          </table:table-cell>
          <table:table-cell table:number-columns-repeated="1021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N</text:p>
          </table:table-cell>
          <table:table-cell table:number-columns-repeated="1021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O</text:p>
          </table:table-cell>
          <table:table-cell table:number-columns-repeated="1021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P</text:p>
          </table:table-cell>
          <table:table-cell table:number-columns-repeated="1021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Q</text:p>
          </table:table-cell>
          <table:table-cell table:number-columns-repeated="1021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R</text:p>
          </table:table-cell>
          <table:table-cell table:number-columns-repeated="1021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U</text:p>
          </table:table-cell>
          <table:table-cell table:number-columns-repeated="1021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V</text:p>
          </table:table-cell>
          <table:table-cell table:number-columns-repeated="1021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W</text:p>
          </table:table-cell>
          <table:table-cell table:number-columns-repeated="1021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Z</text:p>
          </table:table-cell>
          <table:table-cell table:number-columns-repeated="1021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.</text:p>
          </table:table-cell>
          <table:table-cell table:number-columns-repeated="1021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-</text:p>
          </table:table-cell>
          <table:table-cell table:number-columns-repeated="1021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:</text:p>
          </table:table-cell>
          <table:table-cell table:number-columns-repeated="1021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+</text:p>
          </table:table-cell>
          <table:table-cell table:number-columns-repeated="1021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=</text:p>
          </table:table-cell>
          <table:table-cell table:number-columns-repeated="1021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^</text:p>
          </table:table-cell>
          <table:table-cell table:number-columns-repeated="1021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!</text:p>
          </table:table-cell>
          <table:table-cell table:number-columns-repeated="1021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/</text:p>
          </table:table-cell>
          <table:table-cell table:number-columns-repeated="1021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*</text:p>
          </table:table-cell>
          <table:table-cell table:number-columns-repeated="1021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?</text:p>
          </table:table-cell>
          <table:table-cell table:number-columns-repeated="1021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&amp;</text:p>
          </table:table-cell>
          <table:table-cell table:number-columns-repeated="1021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&lt;</text:p>
          </table:table-cell>
          <table:table-cell table:number-columns-repeated="1021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&gt;</text:p>
          </table:table-cell>
          <table:table-cell table:number-columns-repeated="1021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(</text:p>
          </table:table-cell>
          <table:table-cell table:number-columns-repeated="1021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)</text:p>
          </table:table-cell>
          <table:table-cell table:number-columns-repeated="1021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[</text:p>
          </table:table-cell>
          <table:table-cell table:number-columns-repeated="1021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]</text:p>
          </table:table-cell>
          <table:table-cell table:number-columns-repeated="1021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{</text:p>
          </table:table-cell>
          <table:table-cell table:number-columns-repeated="1021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}</text:p>
          </table:table-cell>
          <table:table-cell table:number-columns-repeated="1021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@</text:p>
          </table:table-cell>
          <table:table-cell table:number-columns-repeated="1021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%</text:p>
          </table:table-cell>
          <table:table-cell table:number-columns-repeated="1021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$</text:p>
          </table:table-cell>
          <table:table-cell table:number-columns-repeated="1021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#</text:p>
          </table:table-cell>
          <table:table-cell table:number-columns-repeated="1021"/>
        </table:table-row>
        <table:table-row table:style-name="ro1" table:number-rows-repeated="104847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10/06/2015</text:date>, <text:time>11:13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 Johnson</meta:initial-creator>
    <meta:creation-date>2015-10-06T10:14:56.48</meta:creation-date>
    <dc:date>2015-10-06T11:13:40.45</dc:date>
    <dc:creator>Doug Johnson</dc:creator>
    <meta:editing-duration>PT11M29S</meta:editing-duration>
    <meta:editing-cycles>1</meta:editing-cycles>
    <meta:document-statistic meta:table-count="3" meta:cell-count="222" meta:object-count="0"/>
    <meta:generator>OpenOffice/4.1.1$Win32 OpenOffice.org_project/411m6$Build-9775</meta:generator>
  </office:meta>
</office:document-meta>
</file>